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5ecdb" officeooo:paragraph-rsid="0005ecdb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Android, EditText is a user interface control which is used to allow the user to enter or modify text.</text:p>
      <text:p text:style-name="P1">=&gt; We need to specify the type of data we want to input through inputType attribu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09:31.468856852</meta:creation-date>
    <meta:generator>LibreOffice/6.2.7.1$Linux_X86_64 LibreOffice_project/20$Build-1</meta:generator>
    <dc:date>2019-10-04T15:13:34.479871927</dc:date>
    <meta:editing-duration>PT4M3S</meta:editing-duration>
    <meta:editing-cycles>1</meta:editing-cycles>
    <meta:document-statistic meta:table-count="0" meta:image-count="0" meta:object-count="0" meta:page-count="1" meta:paragraph-count="2" meta:word-count="36" meta:character-count="189" meta:non-whitespace-character-count="155"/>
  </office:meta>
</office:document-meta>
</file>